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12T10:45:00" calcext:value-type="date">
            <text:p>04/12/22 10:45 AM</text:p>
          </table:table-cell>
          <table:table-cell table:style-name="ce15" table:formula="of:=[.B109]-[.A109]" office:value-type="time" office:time-value="PT00H00M00S" calcext:value-type="time">
            <text:p>00:00:00</text:p>
          </table:table-cell>
          <table:table-cell table:style-name="ce7" table:formula="of:=[.C109]+[.D108]" office:value-type="time" office:time-value="PT07H10M00S" calcext:value-type="time">
            <text:p>07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date-style style:name="N124">
      <number:day/>
      <number:text>-</number:text>
      <number:month number:textual="true"/>
    </number:date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7:42:22.6605162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2T17:43:22.541308146</dc:date>
    <meta:editing-cycles>177</meta:editing-cycles>
    <meta:editing-duration>P2DT8H22M40S</meta:editing-duration>
    <meta:generator>LibreOffice/7.2.4.1$NetBSD_X86_64 LibreOffice_project/20$Build-1</meta:generator>
    <meta:document-statistic meta:table-count="1" meta:cell-count="526" meta:object-count="0"/>
    <meta:user-defined meta:name="AppVersion">15.0000</meta:user-defined>
  </office:meta>
</office:document-meta>
</file>